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AE29980B126CDE1B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Sans" svg:font-family="'Nimbus Sans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P1" style:family="paragraph" style:parent-style-name="Standard">
      <style:text-properties officeooo:rsid="0019c7f3" officeooo:paragraph-rsid="0019c7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name">{{ name }}</text:text-input></text:p>
      <text:p text:style-name="P1"/>
      <text:p text:style-name="P1"><draw:frame draw:style-name="fr1" draw:name="{{ image|image(rounded=True) }}" text:anchor-type="char" svg:width="1.5626in" svg:height="1.5626in" draw:z-index="0"><draw:image xlink:href="Pictures/100000000000012C0000012CAE29980B126CDE1B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Sans" svg:font-family="'Nimbus Sans'" style:font-family-generic="system" style:font-pitch="variable"/>
    <style:font-face style:name="Tinos" svg:font-family="Tino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3:06:08.861080840</meta:creation-date>
    <dc:date>2021-11-02T11:16:21.191779436</dc:date>
    <meta:editing-duration>PT2H47M58S</meta:editing-duration>
    <meta:editing-cycles>15</meta:editing-cycles>
    <meta:generator>LibreOffice/7.2.1.2$Linux_X86_64 LibreOffice_project/20$Build-2</meta:generator>
    <meta:document-statistic meta:table-count="0" meta:image-count="1" meta:object-count="0" meta:page-count="1" meta:paragraph-count="1" meta:word-count="5" meta:character-count="12" meta:non-whitespace-character-count="10"/>
  </office:meta>
</office:document-meta>
</file>